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arial">
      <style:text-properties fo:font-size="13pt" style:font-size-asian="13pt" style:font-size-complex="13pt"/>
    </style:style>
    <style:style style:name="P2" style:family="paragraph" style:parent-style-name="arial" style:list-style-name="L2">
      <style:text-properties fo:font-size="13pt" style:font-size-asian="13pt" style:font-size-complex="13pt"/>
    </style:style>
    <style:style style:name="P3" style:family="paragraph" style:parent-style-name="arial" style:list-style-name="L3">
      <style:text-properties fo:font-size="13pt" style:font-size-asian="13pt" style:font-size-complex="13pt"/>
    </style:style>
    <style:style style:name="P4" style:family="paragraph" style:parent-style-name="arial" style:list-style-name="L3">
      <style:text-properties fo:font-size="13pt" officeooo:paragraph-rsid="0009254a" style:font-size-asian="13pt" style:font-size-complex="13pt"/>
    </style:style>
    <style:style style:name="P5" style:family="paragraph" style:parent-style-name="arial">
      <style:text-properties fo:font-size="13pt" officeooo:paragraph-rsid="0009254a" style:font-size-asian="13pt" style:font-size-complex="13pt"/>
    </style:style>
    <style:style style:name="P6" style:family="paragraph" style:parent-style-name="arial" style:list-style-name="L5">
      <style:text-properties fo:font-size="13pt" style:font-size-asian="13pt" style:font-size-complex="13pt"/>
    </style:style>
    <style:style style:name="P7" style:family="paragraph" style:parent-style-name="arial" style:list-style-name="L5">
      <style:text-properties fo:font-size="13pt" officeooo:paragraph-rsid="00096ef9" style:font-size-asian="13pt" style:font-size-complex="13pt"/>
    </style:style>
    <style:style style:name="P8" style:family="paragraph" style:parent-style-name="arial">
      <style:text-properties fo:font-size="13pt" officeooo:rsid="00096ef9" officeooo:paragraph-rsid="00096ef9" style:font-size-asian="13pt" style:font-size-complex="13pt"/>
    </style:style>
    <style:style style:name="P9" style:family="paragraph" style:parent-style-name="arial">
      <style:text-properties fo:font-size="13pt" officeooo:rsid="0009b51c" officeooo:paragraph-rsid="0009b51c" style:font-size-asian="13pt" style:font-size-complex="13pt"/>
    </style:style>
    <style:style style:name="P10" style:family="paragraph" style:parent-style-name="arial" style:list-style-name="L6">
      <style:text-properties fo:font-size="13pt" style:font-size-asian="13pt" style:font-size-complex="13pt"/>
    </style:style>
    <style:style style:name="P11" style:family="paragraph" style:parent-style-name="arial">
      <style:text-properties fo:font-size="13pt" fo:font-weight="bold" style:font-size-asian="13pt" style:font-weight-asian="bold" style:font-size-complex="13pt" style:font-weight-complex="bold"/>
    </style:style>
    <style:style style:name="P12" style:family="paragraph" style:parent-style-name="arial">
      <style:text-properties fo:font-size="13pt" fo:font-weight="bold" officeooo:rsid="00096ef9" officeooo:paragraph-rsid="00096ef9" style:font-size-asian="13pt" style:font-weight-asian="bold" style:font-size-complex="13pt" style:font-weight-complex="bold"/>
    </style:style>
    <style:style style:name="P13" style:family="paragraph" style:parent-style-name="arial">
      <style:text-properties fo:font-size="13pt" fo:font-weight="bold" officeooo:rsid="0009b51c" officeooo:paragraph-rsid="0009b51c" style:font-size-asian="13pt" style:font-weight-asian="bold" style:font-size-complex="13pt" style:font-weight-complex="bold"/>
    </style:style>
    <style:style style:name="P14" style:family="paragraph" style:parent-style-name="arial">
      <style:text-properties fo:font-size="13pt" fo:font-weight="bold" officeooo:paragraph-rsid="0009b51c" style:font-size-asian="13pt" style:font-weight-asian="bold" style:font-size-complex="13pt" style:font-weight-complex="bold"/>
    </style:style>
    <style:style style:name="P15" style:family="paragraph" style:parent-style-name="arial">
      <style:text-properties fo:font-size="13pt" fo:font-style="italic" fo:font-weight="bold" style:font-size-asian="13pt" style:font-style-asian="italic" style:font-weight-asian="bold" style:font-size-complex="13pt" style:font-style-complex="italic" style:font-weight-complex="bold"/>
    </style:style>
    <style:style style:name="P16" style:family="paragraph" style:parent-style-name="arial">
      <style:text-properties fo:font-size="13pt" fo:font-style="normal" fo:font-weight="bold" style:font-size-asian="13pt" style:font-style-asian="normal" style:font-weight-asian="bold" style:font-size-complex="13pt" style:font-style-complex="normal" style:font-weight-complex="bold"/>
    </style:style>
    <style:style style:name="P17" style:family="paragraph" style:parent-style-name="arial">
      <style:paragraph-properties fo:text-align="center" style:justify-single-word="false"/>
      <style:text-properties fo:font-size="15pt" fo:font-weight="bold" style:font-size-asian="15pt" style:font-weight-asian="bold" style:font-size-complex="15pt" style:font-weight-complex="bold"/>
    </style:style>
    <style:style style:name="P18" style:family="paragraph" style:parent-style-name="arial" style:list-style-name="L2"/>
    <style:style style:name="P19" style:family="paragraph" style:parent-style-name="arial">
      <style:text-properties fo:color="#003366" fo:font-size="13pt" style:font-size-asian="13pt" style:font-size-complex="13pt"/>
    </style:style>
    <style:style style:name="T1" style:family="text">
      <style:text-properties fo:font-weight="bold" style:font-weight-asian="bold" style:font-weight-complex="bold"/>
    </style:style>
    <style:style style:name="T2" style:family="text">
      <style:text-properties fo:font-weight="normal" officeooo:rsid="0009b51c"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09b51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color="#003366"/>
    </style:style>
    <style:style style:name="T7" style:family="text">
      <style:text-properties fo:color="#003366" fo:font-size="13pt" style:font-size-asian="13pt" style:font-size-complex="13pt"/>
    </style:style>
    <style:style style:name="T8" style:family="text">
      <style:text-properties fo:color="#003366" fo:font-weight="normal" style:font-weight-asian="normal" style:font-weight-complex="normal"/>
    </style:style>
    <style:style style:name="T9" style:family="text">
      <style:text-properties fo:color="#003366" officeooo:rsid="0009b51c"/>
    </style:style>
    <style:style style:name="T10" style:family="text">
      <style:text-properties fo:font-size="13pt" style:font-size-asian="13pt" style:font-size-complex="13pt"/>
    </style:style>
    <style:style style:name="T11" style:family="text">
      <style:text-properties officeooo:rsid="0009254a"/>
    </style:style>
    <style:style style:name="T12" style:family="text">
      <style:text-properties officeooo:rsid="00096ef9"/>
    </style:style>
    <style:style style:name="T13" style:family="text">
      <style:text-properties officeooo:rsid="0009b51c"/>
    </style:style>
    <style:style style:name="T14" style:family="text">
      <style:text-properties fo:font-style="normal" fo:font-weight="bold" style:font-style-asian="normal" style:font-weight-asian="bold" style:font-style-complex="normal"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839in" fo:text-indent="-0.25in" fo:margin-left="1.283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339in" fo:text-indent="-0.25in" fo:margin-left="1.533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839in" fo:text-indent="-0.25in" fo:margin-left="1.783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339in" fo:text-indent="-0.25in" fo:margin-left="2.033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839in" fo:text-indent="-0.25in" fo:margin-left="2.2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339in" fo:text-indent="-0.25in" fo:margin-left="2.533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839in" fo:text-indent="-0.25in" fo:margin-left="2.783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0339in" fo:text-indent="-0.25in" fo:margin-left="3.033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839in" fo:text-indent="-0.25in" fo:margin-left="3.283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339in" fo:text-indent="-0.25in" fo:margin-left="3.5339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6354in" fo:text-indent="-0.25in" fo:margin-left="0.63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854in" fo:text-indent="-0.25in" fo:margin-left="0.88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354in" fo:text-indent="-0.25in" fo:margin-left="1.13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854in" fo:text-indent="-0.25in" fo:margin-left="1.38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354in" fo:text-indent="-0.25in" fo:margin-left="1.63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854in" fo:text-indent="-0.25in" fo:margin-left="1.88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354in" fo:text-indent="-0.25in" fo:margin-left="2.13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854in" fo:text-indent="-0.25in" fo:margin-left="2.38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354in" fo:text-indent="-0.25in" fo:margin-left="2.63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854in" fo:text-indent="-0.25in" fo:margin-left="2.8854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7">Blocks In Java Language</text:p>
      <text:p text:style-name="P1"/>
      <text:p text:style-name="P1">We have three types of Blocks in Java.</text:p>
      <text:p text:style-name="P1"/>
      <text:p text:style-name="P1">a. Blocks defined inside a class but not inside a method/constructor.</text:p>
      <text:p text:style-name="P1"><text:s text:c="4"/><text:tab/>1) Static Block</text:p>
      <text:p text:style-name="P1"><text:tab/>2) Non Static Block</text:p>
      <text:p text:style-name="P1"/>
      <text:p text:style-name="P1">b. Blocks defined in a method</text:p>
      <text:p text:style-name="P1"><text:s text:c="3"/><text:tab/>3) Normal Block</text:p>
      <text:p text:style-name="P1"/>
      <text:p text:style-name="P15">1. What is static block?</text:p>
      <text:p text:style-name="P1"/>
      <text:p text:style-name="P1"><text:span text:style-name="T5">ans</text:span>: static block is a block defined in the class with static modifier.</text:p>
      <text:p text:style-name="P1"/>
      <text:p text:style-name="P11">Example:</text:p>
      <text:p text:style-name="P1"/>
      <text:p text:style-name="P1"><text:tab/>class Foo{</text:p>
      <text:p text:style-name="P1"><text:s text:c="2"/><text:tab/><text:tab/> static{</text:p>
      <text:p text:style-name="P1"><text:s text:c="5"/><text:tab/><text:tab/><text:tab/><text:span text:style-name="T6"> // static block</text:span></text:p>
      <text:p text:style-name="P1"><text:s text:c="3"/><text:tab/><text:tab/>}</text:p>
      <text:p text:style-name="P1"><text:tab/>}</text:p>
      <text:p text:style-name="P1"/>
      <text:p text:style-name="P15">2. what is non static block?</text:p>
      <text:p text:style-name="P15"/>
      <text:p text:style-name="P1"><text:span text:style-name="T3">ans</text:span>: non static block is a block defined in the class without static modifier.</text:p>
      <text:p text:style-name="P1"/>
      <text:p text:style-name="P11">Example:</text:p>
      <text:p text:style-name="P1"/>
      <text:p text:style-name="P1"><text:tab/>class Foo{</text:p>
      <text:p text:style-name="P1"><text:s text:c="2"/><text:tab/> <text:tab/>{</text:p>
      <text:p text:style-name="arial"><text:span text:style-name="T10"><text:tab/><text:tab/><text:tab/></text:span><text:span text:style-name="T7">//non static block</text:span></text:p>
      <text:p text:style-name="P1"><text:s text:c="3"/><text:tab/><text:tab/>}</text:p>
      <text:p text:style-name="P1"><text:tab/>}</text:p>
      <text:p text:style-name="P1"/>
      <text:p text:style-name="P1"><text:span text:style-name="T1">Note:</text:span> like we have static methods and non static methods, similary we have static blocks and non static blocks.</text:p>
      <text:p text:style-name="P1"/>
      <text:p text:style-name="P15">3. What is normal block?</text:p>
      <text:p text:style-name="P1"/>
      <text:p text:style-name="P1"><text:span text:style-name="T3">ans</text:span>: normal block is a block defined inside a "class method" without static modifier.</text:p>
      <text:p text:style-name="P1"/>
      <text:p text:style-name="P1"/>
      <text:p text:style-name="P1"/>
      <text:p text:style-name="P11"><text:soft-page-break/>Example:</text:p>
      <text:p text:style-name="P1"/>
      <text:p text:style-name="P1"><text:tab/>class Foo{</text:p>
      <text:p text:style-name="P1"><text:s text:c="3"/><text:tab/><text:tab/>void show(){</text:p>
      <text:p text:style-name="P1"><text:s text:c="7"/><text:tab/><text:tab/><text:tab/>{</text:p>
      <text:p text:style-name="P1"><text:tab/> <text:s text:c="4"/><text:tab/><text:tab/><text:tab/><text:span text:style-name="T6"> // normal block</text:span></text:p>
      <text:p text:style-name="P1"><text:tab/> <text:s text:c="2"/><text:tab/><text:tab/>}</text:p>
      <text:p text:style-name="P1"><text:s text:c="2"/><text:tab/><text:tab/> }</text:p>
      <text:p text:style-name="P1"><text:tab/>}</text:p>
      <text:p text:style-name="P1"/>
      <text:p text:style-name="P15">4. Can we define a block with static modifier inside a method?</text:p>
      <text:p text:style-name="P15"/>
      <text:p text:style-name="P1"><text:span text:style-name="T3">ans</text:span>: No</text:p>
      <text:p text:style-name="P1"/>
      <text:p text:style-name="P15">5. How many static blocks can we define inside a class?</text:p>
      <text:p text:style-name="P1"/>
      <text:p text:style-name="P1"><text:span text:style-name="T3">ans</text:span>: any number of static blocks (multiple) or as many as you need.</text:p>
      <text:p text:style-name="P1"/>
      <text:p text:style-name="P11">Example:</text:p>
      <text:p text:style-name="P1"/>
      <text:p text:style-name="P1"><text:tab/>class Foo{</text:p>
      <text:p text:style-name="P1"><text:s text:c="3"/><text:tab/><text:tab/>static{</text:p>
      <text:p text:style-name="P1"><text:s text:c="6"/><text:tab/><text:tab/><text:tab/><text:span text:style-name="T6">//static block 1</text:span></text:p>
      <text:p text:style-name="P1"><text:s text:c="3"/><text:tab/><text:tab/>}</text:p>
      <text:p text:style-name="P1"><text:s text:c="2"/><text:tab/><text:tab/> void show(){}</text:p>
      <text:p text:style-name="P1"><text:s text:c="2"/><text:tab/><text:tab/>static{</text:p>
      <text:p text:style-name="P1"><text:s text:c="5"/><text:tab/><text:tab/><text:tab/><text:span text:style-name="T6"> // static block 2</text:span></text:p>
      <text:p text:style-name="P1"><text:s text:c="3"/><text:tab/><text:tab/>}</text:p>
      <text:p text:style-name="P1"><text:tab/>}</text:p>
      <text:p text:style-name="P1"/>
      <text:p text:style-name="P15">6. How many non static blocks can we define inside a class?</text:p>
      <text:p text:style-name="P1"/>
      <text:p text:style-name="P1"><text:span text:style-name="T3">ans</text:span>: any number of non static blocks (multiple) or as many as you need.</text:p>
      <text:p text:style-name="P1"/>
      <text:p text:style-name="P11">Example:</text:p>
      <text:p text:style-name="P1"/>
      <text:p text:style-name="P1"><text:tab/>class Foo{</text:p>
      <text:p text:style-name="P1"><text:s text:c="2"/><text:tab/><text:tab/> {</text:p>
      <text:p text:style-name="P1"><text:s text:c="6"/><text:tab/><text:tab/><text:tab/><text:span text:style-name="T6">// non static block1</text:span></text:p>
      <text:p text:style-name="P1"><text:s text:c="3"/><text:tab/><text:tab/>}</text:p>
      <text:p text:style-name="P1"><text:s text:c="3"/><text:tab/><text:tab/>void show(){</text:p>
      <text:p text:style-name="P1"><text:s text:c="6"/><text:tab/><text:tab/><text:tab/><text:span text:style-name="T6">// a method</text:span></text:p>
      <text:p text:style-name="P1"><text:s text:c="3"/><text:tab/><text:tab/>}</text:p>
      <text:p text:style-name="P1"><text:s text:c="2"/><text:tab/><text:tab/>{</text:p>
      <text:p text:style-name="P1"><text:s text:c="5"/><text:tab/><text:tab/> <text:tab/><text:span text:style-name="T6">// non static block2</text:span></text:p>
      <text:p text:style-name="P1"><text:soft-page-break/><text:s text:c="3"/><text:tab/><text:tab/>}</text:p>
      <text:p text:style-name="P1"><text:tab/>}</text:p>
      <text:p text:style-name="P1"/>
      <text:p text:style-name="P15">7. What is the difference between blocks and methods?</text:p>
      <text:p text:style-name="P1"/>
      <text:p text:style-name="P1"><text:span text:style-name="T3">Ans:<text:tab/></text:span> Blocks are executed automatically because of events like (class loading and object <text:tab/><text:tab/>creations)</text:p>
      <text:p text:style-name="P1"/>
      <text:p text:style-name="P1"><text:s text:c="5"/><text:tab/>Where as methods are not executed automatically, methods are executed by <text:tab/>method call statements.( method invocation statements)</text:p>
      <text:p text:style-name="P1"><text:tab/> </text:p>
      <text:p text:style-name="P1"><text:tab/> Foo f = new Foo(); <text:s/><text:span text:style-name="T6">// static blocks and non static blocks will be executed automatically</text:span></text:p>
      <text:p text:style-name="P1"/>
      <text:p text:style-name="P1"><text:tab/> f.show(); <text:tab/><text:tab/><text:span text:style-name="T6">// method will be executed by call.</text:span></text:p>
      <text:p text:style-name="P1"/>
      <text:p text:style-name="P11">Points to remember:</text:p>
      <text:p text:style-name="P1"/>
      <text:list xml:id="list5546398005598982350" text:style-name="L2">
        <text:list-item>
          <text:p text:style-name="P18"><text:span text:style-name="T10">we can define blocks in a method</text:span></text:p>
        </text:list-item>
        <text:list-item>
          <text:p text:style-name="P2">Blocks defined inside a method are different from blocks defined inside a class.</text:p>
        </text:list-item>
        <text:list-item>
          <text:p text:style-name="P2">Blocks defined inside a class are executed automatically whenever we are loading <text:s text:c="9"/>the class or whenever we are creating the object.</text:p>
        </text:list-item>
        <text:list-item>
          <text:p text:style-name="P2">Blocks <text:span text:style-name="T11">defined</text:span> inside a method are executed along with method execution.</text:p>
        </text:list-item>
        <text:list-item>
          <text:p text:style-name="P2">Blocks <text:span text:style-name="T11">defined</text:span> <text:span text:style-name="T11">inside</text:span> a method are not static or not non-static.</text:p>
        </text:list-item>
        <text:list-item>
          <text:p text:style-name="P2">Blocks defined inside a method are normal blocks.</text:p>
        </text:list-item>
      </text:list>
      <text:p text:style-name="P1"/>
      <text:list xml:id="list163102606594079" text:continue-numbering="true" text:style-name="L2">
        <text:list-header>
          <text:p text:style-name="P2"/>
        </text:list-header>
      </text:list>
      <text:p text:style-name="P1"/>
      <text:p text:style-name="P1"/>
      <text:p text:style-name="P11">Blocks vs methods:</text:p>
      <text:p text:style-name="P1">-----------------</text:p>
      <text:list xml:id="list6843147989465804171" text:style-name="L3">
        <text:list-item>
          <text:p text:style-name="P3">There is No name to the Blocks <text:s/><text:span text:style-name="T6"><text:s/>=&gt; </text:span>1. A methods has name</text:p>
        </text:list-item>
        <text:list-item>
          <text:p text:style-name="P3">A block can not receive parameters<text:span text:style-name="T6"> =&gt; </text:span>2. A method can receive parameters</text:p>
        </text:list-item>
        <text:list-item>
          <text:p text:style-name="P3">A block can not return any value <text:span text:style-name="T6"><text:s/>=&gt;</text:span> 3. A method can return a value.</text:p>
        </text:list-item>
        <text:list-item>
          <text:p text:style-name="P4">A block is executed automatically <text:span text:style-name="T6">=&gt;</text:span> 4. A method is not executed <text:tab/>automatically( we <text:tab/><text:tab/><text:tab/><text:tab/><text:tab/><text:tab/><text:tab/>have to call it)</text:p>
        </text:list-item>
        <text:list-item>
          <text:p text:style-name="P4">Static block is <text:span text:style-name="T11">executed</text:span> automatically whenever the class is loaded </text:p>
        </text:list-item>
        <text:list-item>
          <text:p text:style-name="P3">Non static block is executed automatically whenever object is under creation.</text:p>
        </text:list-item>
        <text:list-item>
          <text:p text:style-name="P3">A normal block is executed automatically with the method execution <text:s/><text:span text:style-name="T6"><text:s/>=&gt;</text:span> 5. A method is called/invoked by the programmer with method call statement</text:p>
          <text:p text:style-name="P3"><text:s text:c="2"/></text:p>
        </text:list-item>
      </text:list>
      <text:p text:style-name="P1"/>
      <text:p text:style-name="P15"><text:span text:style-name="T11">8. </text:span>When does JVM execute static blocks automatically?</text:p>
      <text:p text:style-name="P1"/>
      <text:p text:style-name="P1"><text:span text:style-name="T3">ans</text:span>: When ever JVM loads the class form HD into meta space(method area) then <text:span text:style-name="T11">static</text:span> blocks of the same class will be executed automatically.</text:p>
      <text:p text:style-name="P1"><text:soft-page-break/></text:p>
      <text:p text:style-name="P15"><text:span text:style-name="T11">9. W</text:span>hen does JVM execute non static blocks automatically?</text:p>
      <text:p text:style-name="P15"/>
      <text:p text:style-name="P1"><text:span text:style-name="T3">ans:</text:span> When ever JVM creates the object of the class then JVM will<text:span text:style-name="T12"> execute</text:span> automatically non static blocks of the same class.</text:p>
      <text:p text:style-name="P1"/>
      <text:p text:style-name="P1"><text:span text:style-name="T11">i.</text:span>e., if we are loading the class then static blocks of the class will be executed automatically</text:p>
      <text:p text:style-name="P5">if we are instantiating the class <text:span text:style-name="T11">(</text:span>creating the object of the class) then non static blocks will be executed<text:span text:style-name="T11"> </text:span>automatically.(remember <text:span text:style-name="T11">i.</text:span>e., before constructor execution)</text:p>
      <text:p text:style-name="P1"/>
      <text:p text:style-name="P15"><text:span text:style-name="T11">10. </text:span>If we have defined three static blocks in our class then how JVM will execute those static blocks?</text:p>
      <text:p text:style-name="P15"/>
      <text:p text:style-name="P1"><text:span text:style-name="T3">ans:</text:span> In which order they are defined in the class in that order.</text:p>
      <text:p text:style-name="P1"/>
      <text:p text:style-name="P15"><text:span text:style-name="T11">11. </text:span>If we have defined three non-static blocks in our class then how JVM will execute those non static blocks?</text:p>
      <text:p text:style-name="P15"/>
      <text:p text:style-name="P1"><text:span text:style-name="T3">ans:</text:span> In which order they are defined in the class in that order.</text:p>
      <text:p text:style-name="P1"/>
      <text:p text:style-name="P15"><text:span text:style-name="T11">11. </text:span>How many ways to l<text:span text:style-name="T12">oad</text:span> a class?</text:p>
      <text:p text:style-name="P15"/>
      <text:p text:style-name="P16">1st way</text:p>
      <text:p text:style-name="P1">--------</text:p>
      <text:p text:style-name="P1"><text:s/>By supplying the class name to JVM by using java command at command prompt or terminal</text:p>
      <text:p text:style-name="P1"/>
      <text:p text:style-name="P1">"java ClassName"</text:p>
      <text:p text:style-name="P1">whenever we issue the below command what <text:span text:style-name="T11">happens</text:span> inside JVM explained in detailed</text:p>
      <text:p text:style-name="P1">java Sample</text:p>
      <text:p text:style-name="P1">------------</text:p>
      <text:list xml:id="list5776017429274644308" text:style-name="L5">
        <text:list-item>
          <text:p text:style-name="P6">JVM loads Sample.class file from HD into RAM (JVM metaspace / JVM method area)</text:p>
        </text:list-item>
        <text:list-item>
          <text:p text:style-name="P7">verifies Sample.class file byte code with current JVM version</text:p>
          <text:p text:style-name="P7">if verification failed then then stop the process otherwise <text:span text:style-name="T11">go to</text:span> step3</text:p>
        </text:list-item>
        <text:list-item>
          <text:p text:style-name="P6">Create a String array to hold command line args</text:p>
          <text:p text:style-name="P6">if there are no command line arguments then create String array with zero elements.</text:p>
          <text:p text:style-name="P6">String cmdargs<text:span text:style-name="T11">[</text:span>] = new String[0];</text:p>
        </text:list-item>
        <text:list-item>
          <text:p text:style-name="P6">Create Static data members of Sample class in metaspace(i.e. inside class memory)</text:p>
          <text:p text:style-name="P6">execute static data members initialization and static blocks execution in which order they are defined in sample class.</text:p>
        </text:list-item>
        <text:list-item>
          <text:p text:style-name="P6">call the main method of Sample class with string array created in step Sample.main<text:span text:style-name="T11">(</text:span>cmdargs<text:span text:style-name="T11">)</text:span>;</text:p>
        </text:list-item>
      </text:list>
      <text:p text:style-name="P1"/>
      <text:p text:style-name="P1"/>
      <text:p text:style-name="P1"/>
      <text:p text:style-name="P11"><text:soft-page-break/>Sample.java</text:p>
      <text:p text:style-name="P1">-----------</text:p>
      <text:p text:style-name="P1"><text:tab/>public class Sample{</text:p>
      <text:p text:style-name="P1"><text:s text:c="3"/><text:tab/><text:tab/>static{</text:p>
      <text:p text:style-name="P1"><text:s text:c="6"/><text:tab/><text:tab/><text:tab/>System.out.println("Sample SB1");</text:p>
      <text:p text:style-name="P1"><text:s text:c="3"/><text:tab/><text:tab/>}</text:p>
      <text:p text:style-name="P1"><text:s text:c="3"/><text:tab/><text:tab/>public static void main(String[] args){</text:p>
      <text:p text:style-name="P1"><text:s text:c="6"/><text:tab/><text:tab/><text:tab/>System.out.println("Sample main");</text:p>
      <text:p text:style-name="P1"><text:s text:c="3"/><text:tab/><text:tab/>}</text:p>
      <text:p text:style-name="P1"><text:s text:c="3"/><text:tab/><text:tab/>static{</text:p>
      <text:p text:style-name="P1"><text:s text:c="5"/><text:tab/><text:tab/><text:tab/> System.out.println("Sample SB2");</text:p>
      <text:p text:style-name="P1"><text:s text:c="3"/><text:tab/><text:tab/>}</text:p>
      <text:p text:style-name="P1"><text:tab/>}</text:p>
      <text:p text:style-name="P1"/>
      <text:p text:style-name="P1">javac Sample.java</text:p>
      <text:p text:style-name="P1">java Sample</text:p>
      <text:p text:style-name="P1"/>
      <text:p text:style-name="P11">Modified Sample.java</text:p>
      <text:p text:style-name="P11">----------------------</text:p>
      <text:p text:style-name="P1"><text:tab/>public class Sample{</text:p>
      <text:p text:style-name="P1"><text:s text:c="3"/><text:tab/><text:tab/>static{</text:p>
      <text:p text:style-name="P1"><text:s text:c="5"/><text:tab/><text:tab/><text:tab/> System.out.println("Sample SB1 a="+a);</text:p>
      <text:p text:style-name="P1"><text:s text:c="3"/><text:tab/><text:tab/>}</text:p>
      <text:p text:style-name="P1"><text:s text:c="2"/><text:tab/><text:tab/> static int a;</text:p>
      <text:p text:style-name="P1"><text:s text:c="3"/><text:tab/><text:tab/>public static void main(String[] args){</text:p>
      <text:p text:style-name="P1"><text:s text:c="5"/><text:tab/><text:tab/><text:tab/> System.out.println("Sample main a="+a);</text:p>
      <text:p text:style-name="P1"><text:s text:c="3"/><text:tab/><text:tab/>}</text:p>
      <text:p text:style-name="P1"><text:s text:c="3"/><text:tab/><text:tab/>static{</text:p>
      <text:p text:style-name="P1"><text:s text:c="6"/><text:tab/><text:tab/><text:tab/>System.out.println("Sample SB2 a="+a);</text:p>
      <text:p text:style-name="P1"><text:s text:c="3"/><text:tab/><text:tab/>}</text:p>
      <text:p text:style-name="P1"><text:tab/>}</text:p>
      <text:p text:style-name="P1"/>
      <text:p text:style-name="P1">javac Sample.java</text:p>
      <text:p text:style-name="P1">Sample.java:3: error: illegal forward reference</text:p>
      <text:p text:style-name="P1"><text:s text:c="6"/>System.out.println("Sample SB1 a="+a);</text:p>
      <text:p text:style-name="P1"><text:s text:c="41"/>^</text:p>
      <text:p text:style-name="P1">1 error</text:p>
      <text:p text:style-name="P1"><text:s text:c="3"/></text:p>
      <text:p text:style-name="P11"><text:s/>Modified Sample.java</text:p>
      <text:p text:style-name="P1"><text:s/>---------------------</text:p>
      <text:p text:style-name="P1"><text:tab/>public class Sample{</text:p>
      <text:p text:style-name="P1"><text:s text:c="3"/><text:tab/><text:tab/>static{</text:p>
      <text:p text:style-name="P1"><text:s text:c="5"/><text:tab/><text:tab/><text:tab/> System.out.println("Sample SB1 a="+getA());<text:span text:style-name="T6"> // here we must use get A <text:tab/><text:tab/><text:tab/><text:tab/><text:tab/><text:tab/><text:tab/><text:tab/><text:tab/><text:tab/><text:tab/>otherwise c error</text:span></text:p>
      <text:p text:style-name="P1"><text:s text:c="2"/><text:tab/><text:tab/> }</text:p>
      <text:p text:style-name="P1"><text:soft-page-break/><text:s/><text:tab/><text:tab/>static int a;</text:p>
      <text:p text:style-name="P1"><text:s text:c="3"/><text:tab/><text:tab/>public static void main(String[] args){</text:p>
      <text:p text:style-name="P1"><text:s text:c="6"/><text:tab/><text:tab/><text:tab/>System.out.println("Sample main a="+a);</text:p>
      <text:p text:style-name="P1"><text:s text:c="3"/><text:tab/><text:tab/>}</text:p>
      <text:p text:style-name="P1"><text:s text:c="3"/><text:tab/><text:tab/>static{</text:p>
      <text:p text:style-name="P1"><text:s text:c="6"/><text:tab/><text:tab/><text:tab/>System.out.println("Sample SB2 a="+getA()); <text:span text:style-name="T8">// here we can use a, no</text:span><text:span text:style-name="T1"> error</text:span></text:p>
      <text:p text:style-name="P1"><text:s text:c="3"/><text:tab/><text:tab/>}</text:p>
      <text:p text:style-name="P1"><text:s text:c="3"/><text:tab/><text:tab/>static int getA(){</text:p>
      <text:p text:style-name="P1"><text:s text:c="6"/><text:tab/><text:tab/><text:tab/>return a;</text:p>
      <text:p text:style-name="P1"><text:s text:c="3"/><text:tab/><text:tab/>}</text:p>
      <text:p text:style-name="P1"><text:tab/>}</text:p>
      <text:p text:style-name="P1"/>
      <text:p text:style-name="P1">C:\creator&gt;java Sample</text:p>
      <text:p text:style-name="P1">Sample SB1 a=0</text:p>
      <text:p text:style-name="P1">Sample SB2 a=5</text:p>
      <text:p text:style-name="P1">Sample main a=5</text:p>
      <text:p text:style-name="P1"/>
      <text:p text:style-name="P11">Modified Sample.java</text:p>
      <text:p text:style-name="P1">--------------------</text:p>
      <text:p text:style-name="P1"><text:tab/>public class Sample{</text:p>
      <text:p text:style-name="P1"><text:s text:c="3"/><text:tab/><text:tab/>static{</text:p>
      <text:p text:style-name="P1"><text:s text:c="6"/><text:tab/><text:tab/><text:tab/>System.out.println("Sample SB1 a="+getA()); <text:span text:style-name="T6">// here we must use get A <text:tab/><text:tab/><text:tab/><text:tab/><text:tab/><text:tab/><text:tab/><text:tab/><text:tab/><text:tab/><text:tab/>otherwise c error</text:span></text:p>
      <text:p text:style-name="P1"><text:s text:c="3"/><text:tab/><text:tab/>}</text:p>
      <text:p text:style-name="P1"><text:s text:c="3"/><text:tab/><text:tab/>static int a=5;</text:p>
      <text:p text:style-name="P1"><text:s text:c="3"/><text:tab/><text:tab/>public static void main(String[] args){</text:p>
      <text:p text:style-name="P1"><text:s text:c="6"/><text:tab/><text:tab/><text:tab/>System.out.println("Sample main a="+a);</text:p>
      <text:p text:style-name="P1"><text:s text:c="3"/><text:tab/><text:tab/>}</text:p>
      <text:p text:style-name="P1"><text:s text:c="3"/><text:tab/><text:tab/>static{</text:p>
      <text:p text:style-name="P1"><text:s text:c="5"/><text:tab/><text:tab/><text:tab/> System.out.println("Sample SB2 a="+getA());<text:span text:style-name="T6"> // here we can use a no <text:tab/><text:tab/><text:tab/><text:tab/><text:tab/><text:tab/><text:tab/><text:tab/><text:tab/><text:tab/><text:tab/><text:tab/>error</text:span></text:p>
      <text:p text:style-name="P1"><text:s text:c="3"/><text:tab/><text:tab/>}</text:p>
      <text:p text:style-name="P1"><text:s text:c="3"/><text:tab/><text:tab/>static int getA(){</text:p>
      <text:p text:style-name="P1"><text:s text:c="6"/><text:tab/><text:tab/><text:tab/>return a;</text:p>
      <text:p text:style-name="P1"><text:s text:c="3"/><text:tab/><text:tab/>}</text:p>
      <text:p text:style-name="P1"><text:tab/>}</text:p>
      <text:p text:style-name="P1"/>
      <text:p text:style-name="P1">C:\creator&gt;java Sample</text:p>
      <text:p text:style-name="P1">Sample SB1 a=0</text:p>
      <text:p text:style-name="P1">Sample SB2 a=5</text:p>
      <text:p text:style-name="P1">Sample main a=5</text:p>
      <text:p text:style-name="P1"/>
      <text:p text:style-name="P1"/>
      <text:p text:style-name="P1"/>
      <text:p text:style-name="P11"><text:soft-page-break/>Modified Sample.java</text:p>
      <text:p text:style-name="P11">----------------------------</text:p>
      <text:p text:style-name="P1"><text:tab/>public class Sample{</text:p>
      <text:p text:style-name="P1"><text:s text:c="3"/><text:tab/><text:tab/>static{</text:p>
      <text:p text:style-name="P1"><text:s text:c="6"/><text:tab/><text:tab/><text:tab/>System.out.println("Sample SB1 a="+getA()); <text:span text:style-name="T6">// here we must use get A <text:tab/><text:tab/><text:tab/><text:tab/><text:tab/><text:tab/><text:tab/><text:tab/><text:tab/><text:tab/><text:tab/>otherwise c error</text:span></text:p>
      <text:p text:style-name="P1"><text:s text:c="3"/><text:tab/><text:tab/>}</text:p>
      <text:p text:style-name="P1"><text:s text:c="3"/><text:tab/><text:tab/>static final int a=5;</text:p>
      <text:p text:style-name="P1"><text:s text:c="3"/><text:tab/><text:tab/>public static void main(String[] args){</text:p>
      <text:p text:style-name="P1"><text:s text:c="6"/><text:tab/><text:tab/><text:tab/>System.out.println("Sample main a="+a);</text:p>
      <text:p text:style-name="P1"><text:s text:c="3"/><text:tab/><text:tab/>}</text:p>
      <text:p text:style-name="P1"><text:s text:c="3"/><text:tab/><text:tab/>static{</text:p>
      <text:p text:style-name="P1"><text:s text:c="5"/><text:tab/><text:tab/><text:tab/> System.out.println("Sample SB2 a="+getA());<text:span text:style-name="T6"> // here we can use a no <text:tab/><text:tab/><text:tab/><text:tab/><text:tab/><text:tab/><text:tab/><text:tab/><text:tab/><text:tab/><text:tab/><text:tab/>error</text:span></text:p>
      <text:p text:style-name="P19"><text:s text:c="3"/><text:tab/><text:tab/>}</text:p>
      <text:p text:style-name="P1"><text:s text:c="3"/><text:tab/><text:tab/>static int getA(){</text:p>
      <text:p text:style-name="P1"><text:s text:c="6"/><text:tab/><text:tab/><text:tab/>return a;</text:p>
      <text:p text:style-name="P1"><text:s text:c="3"/><text:tab/><text:tab/>}</text:p>
      <text:p text:style-name="P1"><text:tab/>}</text:p>
      <text:p text:style-name="P1"/>
      <text:p text:style-name="P1">C:\creator&gt;java Sample</text:p>
      <text:p text:style-name="P1">Sample SB1 a=5</text:p>
      <text:p text:style-name="P1">Sample SB2 a=5</text:p>
      <text:p text:style-name="P1">Sample main a=5</text:p>
      <text:p text:style-name="P1"/>
      <text:p text:style-name="P1"/>
      <text:p text:style-name="P1"/>
      <text:p text:style-name="P11">2nd way:</text:p>
      <text:p text:style-name="P1">-------</text:p>
      <text:p text:style-name="P1">Create object of the class for the first time</text:p>
      <text:p text:style-name="P1">---------------------------------------------</text:p>
      <text:p text:style-name="P1">If our class has not loaded yet but we are creating object of the class for the first time then the JVM will load the class first and then create the object.</text:p>
      <text:p text:style-name="P1"/>
      <text:p text:style-name="P1"><text:span text:style-name="T1">note:</text:span> 2nd time, 3rd time object creation statements will never load the class again (becuase class is already loaded with first object creation)</text:p>
      <text:p text:style-name="P1">a class will be loaded only once.</text:p>
      <text:p text:style-name="P1"/>
      <text:p text:style-name="P12">Example:</text:p>
      <text:p text:style-name="P12"/>
      <text:p text:style-name="P1"><text:tab/>class Test{</text:p>
      <text:p text:style-name="P1"><text:s text:c="2"/><text:tab/><text:tab/> static{</text:p>
      <text:p text:style-name="P1"><text:s text:c="6"/><text:tab/><text:tab/><text:tab/> System.out.println("SB of test");</text:p>
      <text:p text:style-name="P1"><text:s/><text:tab/><text:tab/> <text:s/>}</text:p>
      <text:p text:style-name="P1"><text:tab/>}</text:p>
      <text:p text:style-name="P1"><text:soft-page-break/><text:tab/>public class Sample{</text:p>
      <text:p text:style-name="P1"><text:s text:c="2"/><text:tab/><text:tab/>public static void main(String[] args){</text:p>
      <text:p text:style-name="P1"><text:s text:c="7"/><text:tab/><text:tab/><text:tab/> System.out.println("main begin");</text:p>
      <text:p text:style-name="P1"><text:tab/><text:tab/><text:tab/>Test t1, t2, t3;</text:p>
      <text:p text:style-name="P1"><text:tab/><text:tab/><text:tab/>System.out.println("-------");</text:p>
      <text:p text:style-name="P1"><text:tab/><text:tab/><text:tab/>t1 = new Test();</text:p>
      <text:p text:style-name="P1"><text:tab/><text:tab/><text:tab/>System.out.println("-------");</text:p>
      <text:p text:style-name="P1"><text:tab/><text:tab/><text:tab/>t2 = new Test();</text:p>
      <text:p text:style-name="P1"><text:tab/><text:tab/><text:tab/>System.out.println("-------");</text:p>
      <text:p text:style-name="P1"><text:tab/><text:tab/><text:tab/>t3 = new Test();</text:p>
      <text:p text:style-name="P1"><text:tab/><text:tab/><text:tab/>System.out.println("main end");</text:p>
      <text:p text:style-name="P1"><text:s text:c="2"/><text:tab/><text:tab/>}</text:p>
      <text:p text:style-name="P1"><text:tab/>}</text:p>
      <text:p text:style-name="P1"/>
      <text:p text:style-name="P1">C:\creator&gt;javac Sample.java</text:p>
      <text:p text:style-name="P1"/>
      <text:p text:style-name="P1">C:\creator&gt;java Sample</text:p>
      <text:p text:style-name="P1">main begin</text:p>
      <text:p text:style-name="P1">-------</text:p>
      <text:p text:style-name="P1">SB of test</text:p>
      <text:p text:style-name="P1">-------</text:p>
      <text:p text:style-name="P1">-------</text:p>
      <text:p text:style-name="P1">main end</text:p>
      <text:p text:style-name="P1"/>
      <text:p text:style-name="P11">3rd way is </text:p>
      <text:p text:style-name="P1">-----------</text:p>
      <text:p text:style-name="P1">Assume that our class is not loaded and if we are trying to access static members of the class for the first time then class will be loaded</text:p>
      <text:p text:style-name="P1">remember: if we are trying to access static member of the class for 2nd time and3rd time..... then class will not be loaded again.(because class is already loaded)</text:p>
      <text:p text:style-name="P1">a class will be loaded only once.</text:p>
      <text:p text:style-name="P1"/>
      <text:p text:style-name="P12">Example:</text:p>
      <text:p text:style-name="P12"/>
      <text:p text:style-name="P1"><text:tab/>class Test{</text:p>
      <text:p text:style-name="P1"><text:s text:c="3"/><text:tab/><text:span text:style-name="T12"><text:tab/></text:span>static int a = 5;</text:p>
      <text:p text:style-name="P1"><text:s text:c="3"/><text:tab/><text:tab/>static{</text:p>
      <text:p text:style-name="P1"><text:s text:c="7"/><text:tab/><text:tab/><text:tab/>System.out.println("SB of test");</text:p>
      <text:p text:style-name="P1"><text:s text:c="3"/><text:tab/><text:tab/>}</text:p>
      <text:p text:style-name="P1"><text:tab/>}</text:p>
      <text:p text:style-name="P1"/>
      <text:p text:style-name="P1"><text:tab/>public class Sample{</text:p>
      <text:p text:style-name="P1"><text:s text:c="2"/><text:tab/><text:tab/>public static void main(String[] args){</text:p>
      <text:p text:style-name="P1"><text:s text:c="7"/><text:tab/> <text:tab/><text:tab/>System.out.println("main begin");</text:p>
      <text:p text:style-name="P1"><text:tab/><text:tab/><text:tab/>Test.a = 6;</text:p>
      <text:p text:style-name="P1"><text:soft-page-break/><text:tab/><text:tab/><text:tab/>System.out.println("-------");</text:p>
      <text:p text:style-name="P1"><text:tab/><text:tab/><text:tab/>Test.a = 7;</text:p>
      <text:p text:style-name="P1"><text:tab/><text:tab/><text:tab/>System.out.println("-------");</text:p>
      <text:p text:style-name="P1"><text:tab/><text:tab/><text:tab/>Test.a =8;</text:p>
      <text:p text:style-name="P1"><text:tab/><text:tab/><text:tab/>System.out.println("main end");</text:p>
      <text:p text:style-name="P1"><text:s text:c="2"/><text:tab/><text:tab/>}</text:p>
      <text:p text:style-name="P1"><text:tab/>}</text:p>
      <text:p text:style-name="P1"/>
      <text:p text:style-name="P1">C:\creator&gt;notepad Sample.java</text:p>
      <text:p text:style-name="P1"/>
      <text:p text:style-name="P1">C:\creator&gt;javac Sample.java</text:p>
      <text:p text:style-name="P1"/>
      <text:p text:style-name="P1">C:\creator&gt;java Sample</text:p>
      <text:p text:style-name="P1"/>
      <text:p text:style-name="P1">main begin</text:p>
      <text:p text:style-name="P1">SB of test</text:p>
      <text:p text:style-name="P1">-------</text:p>
      <text:p text:style-name="P1">-------</text:p>
      <text:p text:style-name="P1">main end</text:p>
      <text:p text:style-name="P1"/>
      <text:p text:style-name="P11">4th way is:</text:p>
      <text:p text:style-name="P1">-----------</text:p>
      <text:p text:style-name="P1">if we use the Class.forName("your-class-name"); for the first time then also<text:span text:style-name="T12">. </text:span>class file will be loaded.</text:p>
      <text:p text:style-name="P1">and static block will be executed</text:p>
      <text:p text:style-name="P1"/>
      <text:p text:style-name="P1">2nd time use of Class.forName("your-class-name"); will not load the class again.(class is loaded only once)</text:p>
      <text:p text:style-name="P1"/>
      <text:p text:style-name="P1">if class is loaded by any one of the above ways for the first time then class will not be loaded again by any one of the above ways.</text:p>
      <text:p text:style-name="P1">means(because class is loaded only once)</text:p>
      <text:p text:style-name="P1"/>
      <text:p text:style-name="P1">if class is loaded by 3rd way</text:p>
      <text:p text:style-name="P1">you can not load the class again by using 1st,2nd,3rd and 4th ways.(because class is loaded only once)</text:p>
      <text:p text:style-name="P1"/>
      <text:p text:style-name="P12">Example:</text:p>
      <text:p text:style-name="P12"/>
      <text:p text:style-name="P1"><text:tab/>class Test{</text:p>
      <text:p text:style-name="P1"><text:s text:c="3"/><text:tab/><text:tab/>static{</text:p>
      <text:p text:style-name="P1"><text:s text:c="6"/><text:tab/><text:tab/><text:tab/>System.out.println("SB of test");</text:p>
      <text:p text:style-name="P1"><text:s text:c="3"/><text:tab/><text:tab/>}</text:p>
      <text:p text:style-name="P1"><text:tab/>}</text:p>
      <text:p text:style-name="P1"/>
      <text:p text:style-name="P1"><text:soft-page-break/><text:tab/>public class Sample{</text:p>
      <text:p text:style-name="P1"><text:s/><text:tab/><text:tab/>public static void main(String[] args)throws Exception{</text:p>
      <text:p text:style-name="P1"><text:s text:c="6"/><text:tab/><text:tab/> <text:tab/>System.out.println("main begin");</text:p>
      <text:p text:style-name="P1"><text:tab/> <text:s text:c="2"/><text:tab/><text:tab/>Class.forName("Test");</text:p>
      <text:p text:style-name="P1"><text:tab/> <text:s text:c="2"/><text:tab/><text:tab/>System.out.println("------");</text:p>
      <text:p text:style-name="P1"><text:tab/> <text:s text:c="2"/><text:tab/><text:tab/>Class.forName("Test");</text:p>
      <text:p text:style-name="P1"><text:tab/> <text:s text:c="2"/><text:tab/><text:tab/>System.out.println("main end");</text:p>
      <text:p text:style-name="P1"><text:s text:c="2"/><text:tab/><text:tab/>}</text:p>
      <text:p text:style-name="P1"><text:tab/>}</text:p>
      <text:p text:style-name="P1"/>
      <text:p text:style-name="P1">C:\creator&gt;java Sample</text:p>
      <text:p text:style-name="P1"/>
      <text:p text:style-name="P1">main begin</text:p>
      <text:p text:style-name="P1">SB of test</text:p>
      <text:p text:style-name="P1">------</text:p>
      <text:p text:style-name="P1">main end</text:p>
      <text:p text:style-name="P1"/>
      <text:p text:style-name="P1"><text:span text:style-name="T1">Note:</text:span> <text:s/>we understand that SB is executed only once why because class is loaded only once.</text:p>
      <text:p text:style-name="P1"/>
      <text:p text:style-name="P15"><text:span text:style-name="T12">12. </text:span>Can we initialize static data member in the static block, where data member is declared above the block?</text:p>
      <text:p text:style-name="P15"/>
      <text:p text:style-name="P1"><text:span text:style-name="T3">ans</text:span>: yes</text:p>
      <text:p text:style-name="P1"/>
      <text:p text:style-name="P12">Example:</text:p>
      <text:p text:style-name="P8"/>
      <text:p text:style-name="P1"><text:tab/>class Sample{</text:p>
      <text:p text:style-name="P1"><text:s text:c="2"/><text:tab/><text:tab/>static int a;</text:p>
      <text:p text:style-name="P1"><text:s text:c="2"/><text:tab/><text:tab/>static{</text:p>
      <text:p text:style-name="P1"><text:s text:c="4"/><text:tab/><text:tab/><text:tab/>a=5;</text:p>
      <text:p text:style-name="P1"><text:s text:c="2"/><text:tab/><text:tab/>}</text:p>
      <text:p text:style-name="P1"><text:tab/>}</text:p>
      <text:p text:style-name="P1"/>
      <text:p text:style-name="P1"><text:tab/>public class BlocksDemo6{</text:p>
      <text:p text:style-name="P1"><text:s text:c="2"/><text:tab/><text:tab/>public static void main(String[] args){</text:p>
      <text:p text:style-name="P1"><text:s text:c="3"/><text:tab/><text:tab/><text:tab/>System.out.println(Sample.a);</text:p>
      <text:p text:style-name="P1"><text:s text:c="2"/><text:tab/><text:tab/>}</text:p>
      <text:p text:style-name="P1"><text:tab/>}</text:p>
      <text:p text:style-name="P1"/>
      <text:p text:style-name="P15"><text:span text:style-name="T12">13. </text:span>Can we initialize static data member in a static block where static data member declaration line is below the static block?</text:p>
      <text:p text:style-name="P15"/>
      <text:p text:style-name="P1"><text:span text:style-name="T3">ans</text:span>: yes</text:p>
      <text:p text:style-name="P1"/>
      <text:p text:style-name="P1"/>
      <text:p text:style-name="P12"><text:soft-page-break/>Example:</text:p>
      <text:p text:style-name="P8"/>
      <text:p text:style-name="P1"><text:tab/>class Sample{</text:p>
      <text:p text:style-name="P1"><text:s text:c="2"/><text:tab/><text:tab/>static{</text:p>
      <text:p text:style-name="P1"><text:s text:c="3"/><text:tab/><text:tab/><text:tab/> a=5;</text:p>
      <text:p text:style-name="P1"><text:s text:c="2"/><text:tab/><text:tab/>}</text:p>
      <text:p text:style-name="P1"><text:s text:c="2"/><text:tab/><text:tab/>static int a;</text:p>
      <text:p text:style-name="P1"><text:tab/>}</text:p>
      <text:p text:style-name="P1"><text:tab/>public class BlocksDemo6{</text:p>
      <text:p text:style-name="P1"><text:s text:c="2"/><text:tab/><text:tab/>public static void main(String[] args){</text:p>
      <text:p text:style-name="P1"><text:s text:c="3"/><text:tab/><text:tab/><text:tab/>System.out.println(Sample.a);</text:p>
      <text:p text:style-name="P1"><text:s/><text:tab/><text:tab/> }</text:p>
      <text:p text:style-name="P1"><text:tab/>}</text:p>
      <text:p text:style-name="P1"/>
      <text:p text:style-name="P15"><text:span text:style-name="T12">14. </text:span>Can we access static data member in the above static block and in the below static block of data member declaration line?</text:p>
      <text:p text:style-name="P1"/>
      <text:p text:style-name="P1"><text:span text:style-name="T3">ans:</text:span> we can access only in the below static block </text:p>
      <text:p text:style-name="P1"><text:s text:c="4"/>but not in the above static block.(it gives illegal forward reference error)</text:p>
      <text:p text:style-name="P1"/>
      <text:p text:style-name="P12">Example:</text:p>
      <text:p text:style-name="P12"/>
      <text:p text:style-name="P1"><text:span text:style-name="T1"><text:tab/></text:span>class Sample{</text:p>
      <text:p text:style-name="P1"><text:s text:c="2"/><text:tab/><text:tab/>static{</text:p>
      <text:p text:style-name="P1"><text:s text:c="4"/><text:tab/><text:tab/><text:tab/>System.out.println("In SB1 a="+a);// c error</text:p>
      <text:p text:style-name="P1"><text:s text:c="2"/><text:tab/><text:tab/>}</text:p>
      <text:p text:style-name="P1"><text:s text:c="2"/><text:tab/><text:tab/>static int a;</text:p>
      <text:p text:style-name="P1"><text:s text:c="2"/><text:tab/><text:tab/>static{</text:p>
      <text:p text:style-name="P1"><text:s text:c="4"/><text:tab/><text:tab/><text:tab/>System.out.println("In SB1 a="+a);//no c error</text:p>
      <text:p text:style-name="P1"><text:s text:c="2"/><text:tab/><text:tab/>}</text:p>
      <text:p text:style-name="P1"><text:tab/>}</text:p>
      <text:p text:style-name="P1"/>
      <text:p text:style-name="P1"><text:tab/>public class BlocksDemo6c{</text:p>
      <text:p text:style-name="P1"/>
      <text:p text:style-name="P1"><text:s text:c="2"/><text:tab/><text:tab/>public static void main(String[] args){</text:p>
      <text:p text:style-name="P1"><text:s text:c="2"/><text:tab/><text:tab/> <text:tab/>System.out.println(Sample.a);</text:p>
      <text:p text:style-name="P1"><text:s text:c="2"/><text:tab/><text:tab/>}</text:p>
      <text:p text:style-name="P1"><text:tab/>}</text:p>
      <text:p text:style-name="P1"/>
      <text:p text:style-name="P1"/>
      <text:p text:style-name="P15"><text:span text:style-name="T13">15. </text:span>Can we call static method of the same class in the static block?</text:p>
      <text:p text:style-name="P1"/>
      <text:p text:style-name="P1"><text:span text:style-name="T3">Ans:</text:span> Yes</text:p>
      <text:p text:style-name="P1"/>
      <text:p text:style-name="P9"/>
      <text:p text:style-name="P13"><text:soft-page-break/>Example:</text:p>
      <text:p text:style-name="P9"/>
      <text:p text:style-name="P1"><text:tab/>class Sample{</text:p>
      <text:p text:style-name="P1"><text:s text:c="2"/><text:tab/><text:tab/>static{</text:p>
      <text:p text:style-name="P1"><text:s text:c="3"/><text:tab/><text:tab/><text:tab/>System.out.println("SB begin");</text:p>
      <text:p text:style-name="P1"><text:s text:c="4"/><text:tab/><text:tab/><text:tab/>fun();</text:p>
      <text:p text:style-name="P1"><text:s text:c="3"/><text:tab/><text:tab/><text:tab/>System.out.println("SB end");</text:p>
      <text:p text:style-name="P1"><text:s text:c="2"/><text:tab/><text:tab/>}</text:p>
      <text:p text:style-name="P1"><text:s text:c="2"/><text:tab/><text:tab/>static void fun(){</text:p>
      <text:p text:style-name="P1"><text:s text:c="4"/><text:tab/><text:tab/><text:tab/>System.out.println("inside fun");</text:p>
      <text:p text:style-name="P1"><text:s/><text:tab/><text:tab/>}</text:p>
      <text:p text:style-name="P1"><text:tab/>}</text:p>
      <text:p text:style-name="P1"/>
      <text:p text:style-name="P1"><text:tab/>public class Demo{</text:p>
      <text:p text:style-name="P1"><text:s/><text:tab/><text:tab/> public static void main(String[] args)throws Exception{</text:p>
      <text:p text:style-name="P1"><text:s text:c="4"/><text:tab/><text:tab/><text:tab/>Class.forName("Sample");</text:p>
      <text:p text:style-name="P1"><text:s text:c="2"/><text:tab/><text:tab/>}</text:p>
      <text:p text:style-name="P1"><text:tab/>}</text:p>
      <text:p text:style-name="P1"/>
      <text:p text:style-name="P1"><text:span text:style-name="T1">Note:</text:span> to overcome illegal forward reference error we have to use static getter method to access static data </text:p>
      <text:p text:style-name="P1"/>
      <text:p text:style-name="P13">Example:</text:p>
      <text:p text:style-name="P13"/>
      <text:p text:style-name="P1"><text:tab/>class Sample{</text:p>
      <text:p text:style-name="P1"><text:s text:c="2"/><text:tab/><text:tab/>static{</text:p>
      <text:p text:style-name="P1"><text:s text:c="4"/><text:tab/><text:tab/><text:tab/>System.out.println("In SB1 a="+getA());</text:p>
      <text:p text:style-name="P1"><text:s text:c="2"/><text:tab/><text:tab/>}</text:p>
      <text:p text:style-name="P1"><text:s text:c="2"/><text:tab/><text:tab/>static int a;</text:p>
      <text:p text:style-name="P1"><text:s text:c="2"/><text:tab/><text:tab/>static{</text:p>
      <text:p text:style-name="P1"><text:s text:c="3"/><text:tab/> <text:tab/><text:tab/>System.out.println("In SB1 a="+a);</text:p>
      <text:p text:style-name="P1"><text:s text:c="2"/><text:tab/><text:tab/>}</text:p>
      <text:p text:style-name="P1"><text:s text:c="2"/><text:tab/><text:tab/>static int getA(){</text:p>
      <text:p text:style-name="P1"><text:s text:c="5"/><text:tab/><text:tab/><text:tab/>return a;</text:p>
      <text:p text:style-name="P1"><text:s text:c="2"/><text:tab/><text:tab/>}</text:p>
      <text:p text:style-name="P1"><text:tab/>}</text:p>
      <text:p text:style-name="P1"/>
      <text:p text:style-name="P1"><text:tab/>public class BlocksDemo6c{</text:p>
      <text:p text:style-name="P1"><text:s text:c="2"/><text:tab/><text:tab/>public static void main(String[] args){</text:p>
      <text:p text:style-name="P1"><text:s text:c="3"/><text:tab/><text:tab/><text:tab/>System.out.println(Sample.a);</text:p>
      <text:p text:style-name="P1"><text:s text:c="2"/><text:tab/><text:tab/>}</text:p>
      <text:p text:style-name="P1"><text:tab/>}</text:p>
      <text:p text:style-name="P1"/>
      <text:p text:style-name="P1"/>
      <text:p text:style-name="P1"/>
      <text:p text:style-name="P1"><text:soft-page-break/><text:span text:style-name="T1">Note:</text:span> <text:s/>Static final data Initialization is allowed in<text:span text:style-name="T13"> </text:span>1st static block or in 2nd block or in declaration line. But not in all three areas.</text:p>
      <text:p text:style-name="P1">We can not initialize final static data member in a static method.</text:p>
      <text:p text:style-name="P1"/>
      <text:p text:style-name="P11">Ex1: allowed</text:p>
      <text:p text:style-name="P11"/>
      <text:p text:style-name="P1"><text:tab/>class Sample{</text:p>
      <text:p text:style-name="P1"><text:s text:c="3"/><text:tab/><text:tab/> static{</text:p>
      <text:p text:style-name="P1"><text:s text:c="4"/><text:tab/><text:tab/>}</text:p>
      <text:p text:style-name="P1"><text:s text:c="3"/><text:tab/><text:tab/>static final int a = 5;<text:tab/><text:tab/><text:span text:style-name="T6">//initialization in declaration line</text:span></text:p>
      <text:p text:style-name="P1"><text:s text:c="3"/><text:tab/><text:tab/>static{</text:p>
      <text:p text:style-name="P1"><text:s text:c="3"/><text:tab/><text:tab/>}</text:p>
      <text:p text:style-name="P1"><text:tab/>}</text:p>
      <text:p text:style-name="P1"/>
      <text:p text:style-name="P11">Ex2: allowed</text:p>
      <text:p text:style-name="P11"/>
      <text:p text:style-name="P1"><text:tab/>class Sample{</text:p>
      <text:p text:style-name="P1"><text:s text:c="4"/><text:tab/><text:tab/>static{</text:p>
      <text:p text:style-name="P1"><text:s text:c="7"/><text:tab/><text:tab/><text:tab/>a = 5;<text:tab/><text:tab/><text:span text:style-name="T6">// </text:span><text:span text:style-name="T9">initialization</text:span><text:span text:style-name="T6"> in 1st static block</text:span></text:p>
      <text:p text:style-name="P1"><text:s text:c="4"/><text:tab/><text:tab/>}</text:p>
      <text:p text:style-name="P1"><text:s text:c="3"/><text:tab/><text:tab/>static final int a;</text:p>
      <text:p text:style-name="P1"><text:s text:c="3"/><text:tab/><text:tab/>static{</text:p>
      <text:p text:style-name="P1"><text:s text:c="3"/><text:tab/><text:tab/>}</text:p>
      <text:p text:style-name="P1"><text:tab/>}</text:p>
      <text:p text:style-name="P1"/>
      <text:p text:style-name="P11">Ex3: allowed</text:p>
      <text:p text:style-name="P1"/>
      <text:p text:style-name="P1"><text:tab/>class Sample{</text:p>
      <text:p text:style-name="P1"><text:s text:c="4"/><text:tab/><text:tab/>static{</text:p>
      <text:p text:style-name="P1"><text:s text:c="4"/><text:tab/><text:tab/>}</text:p>
      <text:p text:style-name="P1"><text:s text:c="3"/><text:tab/><text:tab/>static final int a;</text:p>
      <text:p text:style-name="P1"><text:s text:c="3"/><text:tab/><text:tab/>static{</text:p>
      <text:p text:style-name="P1"><text:s text:c="6"/><text:tab/><text:tab/><text:tab/>a = 5;<text:tab/><text:tab/><text:span text:style-name="T6">// initialization in 2nd static block</text:span></text:p>
      <text:p text:style-name="P19"><text:s text:c="3"/><text:tab/><text:tab/><text:span text:style-name="T2">}</text:span></text:p>
      <text:p text:style-name="P1"><text:tab/>}</text:p>
      <text:p text:style-name="P1"/>
      <text:p text:style-name="P11">Ex4: not allowed</text:p>
      <text:p text:style-name="P11"/>
      <text:p text:style-name="P1"><text:tab/>class Sample{</text:p>
      <text:p text:style-name="P1"><text:s text:c="3"/><text:tab/><text:tab/>static final int a;</text:p>
      <text:p text:style-name="P1"><text:s text:c="3"/><text:tab/><text:tab/>static void set(){</text:p>
      <text:p text:style-name="P1"><text:s text:c="6"/><text:tab/><text:tab/><text:tab/> a = 5; <text:tab/><text:span text:style-name="T6">//not allowed</text:span></text:p>
      <text:p text:style-name="P1"><text:s text:c="3"/><text:tab/><text:tab/> }</text:p>
      <text:p text:style-name="P1"><text:tab/>}</text:p>
      <text:p text:style-name="P1"/>
      <text:p text:style-name="P1"><text:soft-page-break/><text:span text:style-name="T1">Note:</text:span> Initialization of static final data member can be done only in its declaration line or in its static blocks. But not outside.</text:p>
      <text:p text:style-name="P1"/>
      <text:p text:style-name="P1"><text:span text:style-name="T1">Note:</text:span> without initializing static final data member access is not allowed.</text:p>
      <text:p text:style-name="P1"/>
      <text:p text:style-name="P14"><text:span text:style-name="T13">16. </text:span>When does JVM execute static block?</text:p>
      <text:p text:style-name="P14"/>
      <text:p text:style-name="P1"><text:span text:style-name="T3">ans:</text:span> We know that static block is executed after loading the class.</text:p>
      <text:p text:style-name="P1"/>
      <text:p text:style-name="P11"><text:span text:style-name="T13">17. </text:span>Why static block?</text:p>
      <text:p text:style-name="P11"/>
      <text:p text:style-name="P1"><text:span text:style-name="T3">ans:</text:span> To perform any task at class load time we use static block.</text:p>
      <text:p text:style-name="P1"/>
      <text:p text:style-name="P11"><text:span text:style-name="T13">E</text:span>xamples: </text:p>
      <text:p text:style-name="P11"/>
      <text:list xml:id="list3796308075313282908" text:style-name="L6">
        <text:list-item>
          <text:p text:style-name="P10">Initialization of static data members.</text:p>
        </text:list-item>
        <text:list-item>
          <text:p text:style-name="P10">If you want to open any file at class load time you can write that file opening logic inside static block of the class.</text:p>
        </text:list-item>
        <text:list-item>
          <text:p text:style-name="P10">If you want to oepn a server connection/socket connection/db connection at class load time then you can write that logic inside static block of the class.</text:p>
        </text:list-item>
        <text:list-item>
          <text:p text:style-name="P10">If you want to register some methods or some thing in class memory then you can write that logic inside static block of the class.</text:p>
          <text:p text:style-name="P10"/>
        </text:list-item>
      </text:list>
      <text:p text:style-name="P1"/>
      <text:p text:style-name="P11"><text:span text:style-name="T13">18. </text:span>When does JVM execute non-static block?</text:p>
      <text:p text:style-name="P11"/>
      <text:p text:style-name="P1"><text:span text:style-name="T3">Ans:<text:tab/></text:span>some people will say during object creation non static blocks are executed.</text:p>
      <text:p text:style-name="P1"><text:s text:c="5"/><text:tab/>some people will say after object creation non static blocks are executed. (i like this)</text:p>
      <text:p text:style-name="P1"><text:tab/>after object creation meaning is after memory allocation done for object in heap area.</text:p>
      <text:p text:style-name="P1"/>
      <text:p text:style-name="P1"><text:span text:style-name="T14">Note: </text:span>for every object creation of the class Non static blocks of the class are executed.</text:p>
      <text:p text:style-name="P1"/>
      <text:p text:style-name="P13">Example:</text:p>
      <text:p text:style-name="P9"/>
      <text:p text:style-name="P1"><text:tab/>class Alpha{</text:p>
      <text:p text:style-name="P1"><text:s text:c="3"/><text:tab/><text:tab/>{</text:p>
      <text:p text:style-name="P1"><text:s text:c="7"/><text:tab/><text:tab/><text:tab/>System.out.println("NSB of Alpha");</text:p>
      <text:p text:style-name="P1"><text:s text:c="3"/><text:tab/><text:tab/>}</text:p>
      <text:p text:style-name="P1"><text:tab/>}</text:p>
      <text:p text:style-name="P1"/>
      <text:p text:style-name="P1"><text:tab/>public class NSBTestCase1{</text:p>
      <text:p text:style-name="P1"><text:s text:c="3"/><text:tab/><text:tab/>public static void main(String[] args){</text:p>
      <text:p text:style-name="P1"><text:s text:c="7"/><text:tab/><text:tab/><text:tab/>System.out.println("main begin");</text:p>
      <text:p text:style-name="P1"><text:s text:c="7"/><text:tab/><text:tab/><text:tab/>Alpha a1,a2;</text:p>
      <text:p text:style-name="P1"><text:tab/> <text:s text:c="2"/><text:tab/><text:tab/>System.out.println("------");</text:p>
      <text:p text:style-name="P1"><text:soft-page-break/><text:tab/> <text:s text:c="2"/><text:tab/><text:tab/>a1 = new Alpha();</text:p>
      <text:p text:style-name="P1"><text:tab/> <text:s/><text:tab/><text:tab/>System.out.println("------");</text:p>
      <text:p text:style-name="P1"><text:tab/> <text:s text:c="2"/><text:tab/><text:tab/>a2 = new Alpha();</text:p>
      <text:p text:style-name="P1"><text:tab/> <text:s text:c="2"/><text:tab/><text:tab/>System.out.println("main end");</text:p>
      <text:p text:style-name="P1"><text:s text:c="3"/><text:tab/><text:tab/>}</text:p>
      <text:p text:style-name="P1"><text:tab/>}</text:p>
      <text:p text:style-name="P1"/>
      <text:p text:style-name="P15"><text:span text:style-name="T13">19. </text:span>Can we initialize non static data members by using non static block?</text:p>
      <text:p text:style-name="P15"/>
      <text:p text:style-name="P1"><text:span text:style-name="T3">Ans:</text:span> yes</text:p>
      <text:p text:style-name="P1"/>
      <text:p text:style-name="P15"><text:span text:style-name="T13">20. </text:span>Does non static block contain this reference?</text:p>
      <text:p text:style-name="P15"/>
      <text:p text:style-name="P1"><text:span text:style-name="T3">Ans:</text:span> yes</text:p>
      <text:p text:style-name="P1"/>
      <text:p text:style-name="P15"><text:span text:style-name="T13">21. </text:span>Can we initialized non-static data member in the below non-static block?</text:p>
      <text:p text:style-name="P15"/>
      <text:p text:style-name="P1"><text:span text:style-name="T4">A</text:span><text:span text:style-name="T3">ns:</text:span> yes</text:p>
      <text:p text:style-name="P1"/>
      <text:p text:style-name="P13">Example:</text:p>
      <text:p text:style-name="P9"/>
      <text:p text:style-name="P1"><text:tab/>class Sample{</text:p>
      <text:p text:style-name="P1"><text:s text:c="2"/><text:tab/><text:tab/>int a;</text:p>
      <text:p text:style-name="P1"><text:s text:c="2"/><text:tab/><text:tab/>{</text:p>
      <text:p text:style-name="P1"><text:s text:c="3"/><text:tab/><text:tab/><text:tab/> a=5;</text:p>
      <text:p text:style-name="P1"><text:s text:c="2"/><text:tab/><text:tab/>}</text:p>
      <text:p text:style-name="P1"><text:tab/>}</text:p>
      <text:p text:style-name="P1"/>
      <text:p text:style-name="P1"><text:tab/>public class BlocksDemo12{</text:p>
      <text:p text:style-name="P1"><text:s text:c="2"/><text:tab/><text:tab/>public static void main(String[] args){</text:p>
      <text:p text:style-name="P1"><text:s text:c="3"/><text:tab/><text:tab/>System.out.println(new Sample().a);//5</text:p>
      <text:p text:style-name="P1"><text:s text:c="2"/><text:tab/><text:tab/>}</text:p>
      <text:p text:style-name="P1"><text:tab/>}</text:p>
      <text:p text:style-name="P1"/>
      <text:p text:style-name="P15"><text:span text:style-name="T13">22. </text:span>Can we initialize non-static data member in the above non-static block of non-static data member declaration line?</text:p>
      <text:p text:style-name="P1"/>
      <text:p text:style-name="P1"><text:span text:style-name="T4">A</text:span><text:span text:style-name="T3">ns: </text:span>yes</text:p>
      <text:p text:style-name="P1"/>
      <text:p text:style-name="P13">Example:</text:p>
      <text:p text:style-name="P13"/>
      <text:p text:style-name="P1"><text:tab/>class Sample{</text:p>
      <text:p text:style-name="P1"><text:s text:c="2"/><text:tab/><text:tab/>{</text:p>
      <text:p text:style-name="P1"><text:s text:c="4"/><text:tab/><text:tab/><text:tab/>a=5;</text:p>
      <text:p text:style-name="P1"><text:s/><text:tab/><text:tab/> }</text:p>
      <text:p text:style-name="P1"><text:soft-page-break/><text:s text:c="2"/><text:tab/><text:tab/>int a;</text:p>
      <text:p text:style-name="P1"><text:tab/>}</text:p>
      <text:p text:style-name="P1"/>
      <text:p text:style-name="P1"><text:tab/>public class BlocksDemo13{</text:p>
      <text:p text:style-name="P1"><text:s text:c="2"/><text:tab/><text:tab/>public static void main(String[] args){</text:p>
      <text:p text:style-name="P1"><text:s text:c="3"/><text:tab/><text:tab/><text:tab/>Sample s = new Sample();</text:p>
      <text:p text:style-name="P1"><text:s text:c="3"/><text:tab/><text:tab/><text:tab/>System.out.println(s.a);</text:p>
      <text:p text:style-name="P1"><text:s text:c="2"/><text:tab/><text:tab/>}</text:p>
      <text:p text:style-name="P1"><text:tab/>}</text:p>
      <text:p text:style-name="P1"/>
      <text:p text:style-name="P15"><text:span text:style-name="T13">23. </text:span>Can we access non-static data member in the above non-static block and below non-static block of data member declaration line?</text:p>
      <text:p text:style-name="P15"/>
      <text:p text:style-name="P1"><text:span text:style-name="T4">A</text:span><text:span text:style-name="T3">ns:</text:span> we can access in the below non-static block but we can not in the above non-static block.</text:p>
      <text:p text:style-name="P9"/>
      <text:p text:style-name="P13">Example:</text:p>
      <text:p text:style-name="P9"/>
      <text:p text:style-name="P1"><text:tab/>class Sample{</text:p>
      <text:p text:style-name="P1"><text:s text:c="2"/><text:tab/><text:tab/>{</text:p>
      <text:p text:style-name="P1"><text:s text:c="3"/><text:tab/><text:tab/><text:tab/>a = 5; <text:tab/><text:tab/><text:span text:style-name="T6">//allowed</text:span> </text:p>
      <text:p text:style-name="P1"><text:s/><text:tab/><text:tab/><text:tab/>System.out.println("In NSB1 a="+a); <text:tab/><text:span text:style-name="T6">//direct access is not allowed </text:span></text:p>
      <text:p text:style-name="P1"><text:s/><text:tab/><text:tab/><text:tab/>System.out.println("In NSB1 a="+getA());<text:tab/><text:span text:style-name="T6">//indirect access is allowed</text:span></text:p>
      <text:p text:style-name="P1"><text:s text:c="2"/><text:tab/><text:tab/>}</text:p>
      <text:p text:style-name="P1"/>
      <text:p text:style-name="P1"><text:s text:c="2"/><text:tab/><text:tab/>int a;</text:p>
      <text:p text:style-name="P1"><text:s text:c="2"/><text:tab/><text:tab/>{</text:p>
      <text:p text:style-name="P1"><text:s text:c="3"/><text:tab/><text:tab/><text:tab/>System.out.println("In NSB2 a="+a);//no c error</text:p>
      <text:p text:style-name="P1"><text:s text:c="2"/><text:tab/><text:tab/>}</text:p>
      <text:p text:style-name="P1"/>
      <text:p text:style-name="P1"><text:s/><text:tab/><text:tab/> int getA(){</text:p>
      <text:p text:style-name="P1"><text:s text:c="4"/><text:tab/><text:tab/><text:tab/>return a;</text:p>
      <text:p text:style-name="P1"><text:s text:c="2"/><text:tab/><text:tab/>}</text:p>
      <text:p text:style-name="P1"><text:tab/>}</text:p>
      <text:p text:style-name="P1"/>
      <text:p text:style-name="P1"><text:tab/>public class BlocksDemo14{</text:p>
      <text:p text:style-name="P1"><text:s text:c="2"/><text:tab/><text:tab/>public static void main(String[] args){</text:p>
      <text:p text:style-name="P1"><text:s text:c="3"/><text:tab/><text:tab/><text:tab/>Sample s = new Sample();</text:p>
      <text:p text:style-name="P1"><text:s text:c="3"/><text:tab/><text:tab/><text:tab/>System.out.println(s.a);</text:p>
      <text:p text:style-name="P1"><text:s text:c="2"/><text:tab/><text:tab/>}</text:p>
      <text:p text:style-name="P1"><text:tab/>}</text:p>
      <text:p text:style-name="P1"/>
      <text:p text:style-name="P15"><text:span text:style-name="T13">24. </text:span>If we have defined static block and non-static blocks in a class then what will be the execution order?</text:p>
      <text:p text:style-name="P1"/>
      <text:p text:style-name="P1"><text:span text:style-name="T3">Ans</text:span>: if load the class then static blocks will be executed.</text:p>
      <text:p text:style-name="P1"><text:soft-page-break/>Without loading the class if we create object of the class for the first time then Static block, non-static block are executed.</text:p>
      <text:p text:style-name="P1"/>
      <text:p text:style-name="P1">If we create object of the class 2nd time, 3rd time, â€¦ then static block will not be executed but only non-static block will be executed.</text:p>
      <text:p text:style-name="P1"/>
      <text:p text:style-name="P1">Every time After execution of non-static block, the <text:s/>specified constructor will be executed.</text:p>
      <text:p text:style-name="P1"/>
      <text:p text:style-name="P1">So we came to know that non static block is executed after every object creation.</text:p>
      <text:p text:style-name="P1"/>
      <text:p text:style-name="P1">And we came to know that after non static block execution constructors will be executed.</text:p>
      <text:p text:style-name="P1"/>
      <text:p text:style-name="P13">Example:</text:p>
      <text:p text:style-name="P13"/>
      <text:p text:style-name="P1"><text:tab/>class Alpha{</text:p>
      <text:p text:style-name="P1"><text:s text:c="2"/><text:tab/><text:tab/>static{</text:p>
      <text:p text:style-name="P1"><text:s text:c="5"/><text:tab/><text:tab/><text:tab/>System.out.println("Alpha SB");</text:p>
      <text:p text:style-name="P1"><text:s text:c="2"/><text:tab/><text:tab/>}</text:p>
      <text:p text:style-name="P1"><text:s text:c="2"/><text:tab/><text:tab/>{</text:p>
      <text:p text:style-name="P1"><text:s text:c="3"/><text:tab/><text:tab/> <text:tab/>System.out.println("Alpha NSB");</text:p>
      <text:p text:style-name="P1"><text:s text:c="2"/><text:tab/><text:tab/>}</text:p>
      <text:p text:style-name="P1"><text:s text:c="2"/><text:tab/><text:tab/>Alpha(){</text:p>
      <text:p text:style-name="P1"><text:s text:c="4"/><text:tab/><text:tab/><text:tab/>System.out.println("Alpha con");</text:p>
      <text:p text:style-name="P1"><text:s text:c="2"/><text:tab/><text:tab/>}</text:p>
      <text:p text:style-name="P1"><text:tab/>}</text:p>
      <text:p text:style-name="P1"/>
      <text:p text:style-name="P1"><text:tab/>public class BlocksDemo15{</text:p>
      <text:p text:style-name="P1"><text:s/><text:tab/><text:tab/> public static void main(String[] args)throws ClassNotFoundException{</text:p>
      <text:p text:style-name="P1"><text:s text:c="4"/><text:tab/><text:tab/><text:tab/>System.out.println("main begin");</text:p>
      <text:p text:style-name="P1"><text:s text:c="5"/><text:tab/><text:tab/><text:tab/>Class.forName("Alpha");</text:p>
      <text:p text:style-name="P1"><text:s text:c="4"/><text:tab/><text:tab/><text:tab/>System.out.println("----");</text:p>
      <text:p text:style-name="P1"><text:s text:c="5"/><text:tab/><text:tab/><text:tab/>Alpha r1 = new Alpha();</text:p>
      <text:p text:style-name="P1"><text:s text:c="4"/><text:tab/><text:tab/><text:tab/>System.out.println("----");</text:p>
      <text:p text:style-name="P1"><text:s text:c="5"/><text:tab/><text:tab/><text:tab/>Alpha r2 = new Alpha();</text:p>
      <text:p text:style-name="P1"><text:tab/><text:tab/><text:tab/>System.out.println("main end");</text:p>
      <text:p text:style-name="P1"><text:s text:c="2"/><text:tab/><text:tab/>}</text:p>
      <text:p text:style-name="P1"><text:tab/>}</text:p>
      <text:p text:style-name="P1"/>
      <text:p text:style-name="P11">output</text:p>
      <text:p text:style-name="P1">------</text:p>
      <text:p text:style-name="P1">main begin</text:p>
      <text:p text:style-name="P1">Alpha SB</text:p>
      <text:p text:style-name="P1">----</text:p>
      <text:p text:style-name="P1">Alpha NSB</text:p>
      <text:p text:style-name="P1">Alpha con</text:p>
      <text:p text:style-name="P1"><text:soft-page-break/>----</text:p>
      <text:p text:style-name="P1">Alpha NSB</text:p>
      <text:p text:style-name="P1">Alpha con</text:p>
      <text:p text:style-name="P1">main end</text:p>
      <text:p text:style-name="P1"/>
      <text:p text:style-name="P11">other example:</text:p>
      <text:p text:style-name="P11"/>
      <text:p text:style-name="P1"><text:tab/>class Sample {</text:p>
      <text:p text:style-name="P1"><text:tab/><text:tab/>{</text:p>
      <text:p text:style-name="P1"><text:tab/> <text:tab/><text:tab/>System.out.println("in NSB1 x=" + getX());</text:p>
      <text:p text:style-name="P1"><text:tab/><text:tab/>}</text:p>
      <text:p text:style-name="P1"><text:tab/><text:tab/>int x = 5;<text:tab/><text:span text:style-name="T6">// data member created with 0 and then initialized to 5</text:span></text:p>
      <text:p text:style-name="P1"><text:tab/><text:tab/>{</text:p>
      <text:p text:style-name="P1"><text:tab/><text:tab/><text:tab/>System.out.println("in NSB2 x=" + getX());</text:p>
      <text:p text:style-name="P1"><text:tab/><text:tab/>}</text:p>
      <text:p text:style-name="P1"><text:tab/><text:tab/>int getX() {</text:p>
      <text:p text:style-name="P1"><text:tab/><text:tab/><text:tab/>return x;</text:p>
      <text:p text:style-name="P1"><text:tab/><text:tab/>}</text:p>
      <text:p text:style-name="P1"><text:tab/>}</text:p>
      <text:p text:style-name="P1"/>
      <text:p text:style-name="P1"><text:tab/>public class BlocksDemo9{</text:p>
      <text:p text:style-name="P1"><text:tab/><text:tab/>public static void main(String[] args) {</text:p>
      <text:p text:style-name="P1"><text:tab/><text:tab/><text:tab/>Sample s = new Sample();</text:p>
      <text:p text:style-name="P1"><text:tab/><text:tab/>}</text:p>
      <text:p text:style-name="P1"><text:tab/>}</text:p>
      <text:p text:style-name="P1"/>
      <text:p text:style-name="P11">output:</text:p>
      <text:p text:style-name="P11"/>
      <text:p text:style-name="P1">in NSB1 x=0</text:p>
      <text:p text:style-name="P1">in NSB2 x=5</text:p>
      <text:p text:style-name="P1"/>
      <text:p text:style-name="P11">BlocksDemo10.java</text:p>
      <text:p text:style-name="P11"/>
      <text:p text:style-name="P1"><text:tab/>class Sample {</text:p>
      <text:p text:style-name="P1"><text:tab/><text:tab/>{</text:p>
      <text:p text:style-name="P1"><text:tab/><text:tab/><text:tab/>System.out.println("in NSB1 x=" + getX());</text:p>
      <text:p text:style-name="P1"><text:tab/><text:tab/>}</text:p>
      <text:p text:style-name="P1"><text:tab/><text:tab/>final int x = 5;<text:tab/><text:span text:style-name="T6">// data member created with 5</text:span></text:p>
      <text:p text:style-name="P1"><text:tab/><text:tab/>{</text:p>
      <text:p text:style-name="P1"><text:tab/><text:tab/><text:tab/>System.out.println("in NSB2 x=" + getX());</text:p>
      <text:p text:style-name="P1"><text:tab/><text:tab/>}</text:p>
      <text:p text:style-name="P1"><text:tab/><text:tab/>int getX() {</text:p>
      <text:p text:style-name="P1"><text:tab/><text:tab/><text:tab/>return x;</text:p>
      <text:p text:style-name="P1"><text:tab/><text:tab/>}</text:p>
      <text:p text:style-name="P1"><text:tab/><text:tab/>}</text:p>
      <text:p text:style-name="P1"><text:soft-page-break/><text:tab/>public class BlocksDemo10{</text:p>
      <text:p text:style-name="P1"><text:tab/><text:tab/>public static void main(String[] args) {</text:p>
      <text:p text:style-name="P1"><text:tab/><text:tab/><text:tab/>Sample s = new Sample();</text:p>
      <text:p text:style-name="P1"><text:tab/><text:tab/>}</text:p>
      <text:p text:style-name="P1"><text:tab/>}</text:p>
      <text:p text:style-name="P1"/>
      <text:p text:style-name="P11">output</text:p>
      <text:p text:style-name="P1">------</text:p>
      <text:p text:style-name="P1">in NSB1 x=5</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01%" fo:font-weight="bold" style:font-size-asian="101%" style:font-weight-asian="bold" style:font-size-complex="101%" style:font-weight-complex="bold"/>
    </style:style>
    <style:style style:name="arial" style:family="paragraph" style:parent-style-name="Standard"/>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7-06T16:31:00.912000000</dc:date>
    <meta:editing-duration>PT11M7S</meta:editing-duration>
    <meta:editing-cycles>4</meta:editing-cycles>
    <meta:generator>LibreOffice/4.4.0.1$Windows_x86 LibreOffice_project/1ba9640ddd424f1f535c75bf2b86703770b8cf6f</meta:generator>
    <meta:document-statistic meta:table-count="0" meta:image-count="0" meta:object-count="0" meta:page-count="19" meta:paragraph-count="595" meta:word-count="2647" meta:character-count="17783" meta:non-whitespace-character-count="14021"/>
  </office:meta>
</office:document-meta>
</file>